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6.07mm"/>
    </style:style>
    <style:style style:name="co9" style:family="table-column">
      <style:table-column-properties fo:break-before="auto" style:column-width="8.5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8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8pt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fo:font-size="8pt"/>
    </style:style>
    <style:style style:name="ce6" style:family="table-cell" style:parent-style-name="Default">
      <style:text-properties fo:font-size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e_dossier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om du répertoire</text:p>
          </table:table-cell>
          <table:table-cell table:style-name="ce1" office:value-type="string" calcext:value-type="string">
            <text:p>Clé USB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/home/leruste/SCAO</text:p>
          </table:table-cell>
          <table:table-cell table:style-name="ce7"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GIR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7" table:number-columns-repeated="101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AICO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AMC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Arduino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Audacity Award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Bluetooth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BOINC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Brevet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C++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CCI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Cesi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Compa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Concept Quiet Cook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Conrad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Creative Common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Desig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Documentati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Entreprise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e-rupteur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Etiquette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Etude proto N°1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Etudes de marché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Fagorbrandt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Festival D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Food Development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git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HPC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Injecteur-gaz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kicad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LDLC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Licence Labview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LINUX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liste achat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Liste des dossier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Liste des identifiants et MP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office:value-type="string" calcext:value-type="string">
            <text:p>*</text:p>
          </table:table-cell>
          <table:table-cell table:style-name="ce6" table:number-columns-repeated="101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Listes des composant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liste_tache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Logiciels opérationnel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magasi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mesure de température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MJC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my-european-history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NIDAY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Nom de l’inventi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phidget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Ping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Plan de management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Projet_SCAO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Projets_connexe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Royal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SCAO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SCAO-M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Table-cuiss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Teensy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wiki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WLS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XML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table:style-name="ce6" office:value-type="string" calcext:value-type="string">
            <text:p>/media/leruste/SAUVEGARDE1/Données/St-Molf/Liste-des-identifiants-et-MP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mm" fo:margin-bottom="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</office:automatic-styles>
  <office:master-styles>
    <style:master-page style:name="Default" style:page-layout-name="Mpm1">
      <style:header>
        <text:p><text:span text:style-name="MT1">Liste des répertoires SCAO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2:11:27.995767086</dc:date>
    <meta:editing-duration>PT25M12S</meta:editing-duration>
    <meta:editing-cycles>3</meta:editing-cycles>
    <meta:generator>LibreOffice/5.1.6.2$Linux_x86 LibreOffice_project/10m0$Build-2</meta:generator>
    <meta:print-date>2017-07-17T12:10:39.814372544</meta:print-date>
    <meta:document-statistic meta:table-count="1" meta:cell-count="293" meta:object-count="0"/>
  </office:meta>
</office:document-meta>
</file>